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3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unterPoint/Rivendell Copy-Split Data Format</text:p>
      <text:p text:style-name="P1"/>
      <text:p text:style-name="P1">The purpose of this file format is to convey information regarding the composition of spot copy-splits from CounterPoint to the Rivendell automation system.</text:p>
      <text:p text:style-name="P1"/>
      <text:p text:style-name="P2">Basic Schema Format</text:p>
      <text:p text:style-name="P1">The basic schema format consists of sections, each of which contain configuration information in the form of keyword/value pairs. <text:s/>Each section begins with with the name of the section in [] brackets,</text:p>
      <text:p text:style-name="P1">followed by zero or more keyword/value pairs, with the keyword and value seperated by an '=' sign. <text:s/>Lines starting with ; are ignored, as are blank lines.</text:p>
      <text:p text:style-name="P1"/>
      <text:p text:style-name="P1">For example:</text:p>
      <text:p text:style-name="P1">[Section1]</text:p>
      <text:p text:style-name="P1">Keyword1=value1</text:p>
      <text:p text:style-name="P1">Keyword2=value2</text:p>
      <text:p text:style-name="P1">Keyword3=value3</text:p>
      <text:p text:style-name="P1"/>
      <text:p text:style-name="P3">Copy-Split Data Format</text:p>
      <text:p text:style-name="P4">Each copy-split spot is represented as follows:</text:p>
      <text:p text:style-name="P4"/>
      <text:p text:style-name="P3"><text:span text:style-name="T1">[Split&lt;</text:span><text:span text:style-name="T2">n</text:span><text:span text:style-name="T1">&gt;]</text:span></text:p>
      <text:p text:style-name="P3"><text:span text:style-name="T1">CartNumber=&lt;</text:span><text:span text:style-name="T2">cart-num</text:span><text:span text:style-name="T1">&gt;</text:span></text:p>
      <text:p text:style-name="P3"><text:span text:style-name="T1">DefaultIsci=&lt;</text:span><text:span text:style-name="T2">isci-code</text:span><text:span text:style-name="T1">&gt;</text:span></text:p>
      <text:p text:style-name="P3"><text:span text:style-name="T1">DefaultDescription=&lt;</text:span><text:span text:style-name="T2">description-text</text:span><text:span text:style-name="T1">&gt;</text:span></text:p>
      <text:p text:style-name="P3"><text:span text:style-name="T1">SecondaryIsci&lt;p&gt;=&lt;</text:span><text:span text:style-name="T2">isci-code</text:span><text:span text:style-name="T1">&gt;</text:span></text:p>
      <text:p text:style-name="P3"><text:span text:style-name="T1">SecondaryDescription&lt;p&gt;=&lt;</text:span><text:span text:style-name="T2">description-text</text:span><text:span text:style-name="T1">&gt;</text:span></text:p>
      <text:p text:style-name="P3"><text:span text:style-name="T1">SecondaryFilename&lt;p&gt;=&lt;</text:span><text:span text:style-name="T2">filename</text:span><text:span text:style-name="T1">&gt;</text:span></text:p>
      <text:p text:style-name="P4"/>
      <text:p text:style-name="P4">[…]</text:p>
      <text:p text:style-name="P4"/>
      <text:p text:style-name="P4">where:</text:p>
      <text:p text:style-name="P3"><text:span text:style-name="T1">&lt;</text:span><text:span text:style-name="T2">cart-num</text:span><text:span text:style-name="T3">&gt; = Rivendell cart number, 1-6 digit, numeric</text:span></text:p>
      <text:p text:style-name="P3"><text:span text:style-name="T3">&lt;</text:span><text:span text:style-name="T2">isci-code</text:span><text:span text:style-name="T3">&gt; = ISCI code, ASCII string, as used in the 'File Delivery', 'File Delivery Tracking' and 'Spot </text:span></text:p>
      <text:p text:style-name="P5"><text:tab/><text:tab/>Rotations' XDS SOAP methods.</text:p>
      <text:p text:style-name="P3"><text:span text:style-name="T3">&lt;</text:span><text:span text:style-name="T2">description-text</text:span><text:span text:style-name="T3">&gt; = Free-form description, ASCII string</text:span></text:p>
      <text:p text:style-name="P3"><text:span text:style-name="T1">&lt;</text:span><text:span text:style-name="T2">filename</text:span><text:span text:style-name="T3">&gt; = Base filename, ASCII string, as used in the 'File Delivery', 'File Delivery Tracking' and </text:span></text:p>
      <text:p text:style-name="P3"><text:span text:style-name="T3"><text:tab/><text:tab/>'Spot Rotations' XDS SOAP methods.</text:span></text:p>
      <text:p text:style-name="P5">&lt;n&gt; = Integer index for copy split, starting with '1' and incrementing for each split.</text:p>
      <text:p text:style-name="P5">&lt;p&gt; = Integer index for secondary element, starting with '1' and incrementing for each element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7T11:58:50</meta:creation-date>
    <dc:date>2009-12-07T16:27:46</dc:date>
    <meta:editing-duration>PT03H21M25S</meta:editing-duration>
    <meta:editing-cycles>6</meta:editing-cycles>
    <meta:generator>OpenOffice.org/3.0$Unix OpenOffice.org_project/300m21$Build-9319</meta:generator>
    <meta:print-date>2009-12-07T13:02:18</meta:print-date>
    <meta:document-statistic meta:table-count="0" meta:image-count="0" meta:object-count="0" meta:page-count="1" meta:paragraph-count="29" meta:word-count="200" meta:character-count="1477"/>
    <meta:user-defined meta:name="Info 1"/>
    <meta:user-defined meta:name="Info 2"/>
    <meta:user-defined meta:name="Info 3"/>
    <meta:user-defined meta:name="Info 4"/>
  </office:meta>
</office:document-meta>
</file>